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4.98cm" fo:margin-left="-0.053cm" fo:margin-top="0cm" fo:margin-bottom="0cm" table:align="left" style:writing-mode="page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13.536cm"/>
    </style:style>
    <style:style style:name="Tabla1.C" style:family="table-column">
      <style:table-column-properties style:column-width="10.605cm"/>
    </style:style>
    <style:style style:name="Tabla1.D" style:family="table-column">
      <style:table-column-properties style:column-width="13.497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04407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0440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4407" style:font-weight-asian="bold" style:font-weight-complex="bold"/>
    </style:style>
    <style:style style:name="T5" style:family="text">
      <style:text-properties fo:font-weight="bold" officeooo:rsid="000f3bf6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officeooo:rsid="00004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19.</text:span><text:span text:style-name="T7"> </text:span><text:span text:style-name="T5">Set of genes that reach their maximum level of expression at ZT</text:span><text:span text:style-name="T4">4</text:span><text:span text:style-name="T5"> in </text:span><text:span text:style-name="T6">S</text:span><text:span text:style-name="T5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B2" office:value-type="string">
            <text:p text:style-name="P2"><text:s/>Sec-independent protein translocase protein TatA/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4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7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80</text:p>
          </table:table-cell>
          <table:table-cell table:style-name="Tabla1.B2" office:value-type="string">
            <text:p text:style-name="P2"><text:s/>Conserved oligomeric Golgi complex subunit 8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B2" office:value-type="string">
            <text:p text:style-name="P2"><text:s/>HEAT repeat associated with sister chromatid cohesion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0</text:p>
          </table:table-cell>
          <table:table-cell table:style-name="Tabla1.B2" office:value-type="string">
            <text:p text:style-name="P2"><text:s/>Pre-mRNA polyadenylation factor Fip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B2" office:value-type="string">
            <text:p text:style-name="P2"><text:s/>Integrase, catalytic cor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B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B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4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B2" office:value-type="string">
            <text:p text:style-name="P2"><text:s/>Major royal jelly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9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B2" office:value-type="string">
            <text:p text:style-name="P2"><text:s/>Membrane insertase YidC/Oxa1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70</text:p>
          </table:table-cell>
          <table:table-cell table:style-name="Tabla1.B2" office:value-type="string">
            <text:p text:style-name="P2"><text:s/>RNA polymerase sigma-70 region 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90</text:p>
          </table:table-cell>
          <table:table-cell table:style-name="Tabla1.B2" office:value-type="string">
            <text:p text:style-name="P2"><text:s/>DNA mismatch repair protein Pms1/Mlh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6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B2" office:value-type="string">
            <text:p text:style-name="P2"><text:s/>Photosystem II cytochrome b559, alpha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B2" office:value-type="string">
            <text:p text:style-name="P2"><text:s/>Signal-recognition particle receptor Fts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8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2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B2" office:value-type="string">
            <text:p text:style-name="P2"><text:s/>Ribosomal protein Rsm22, bacterial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0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5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B2" office:value-type="string">
            <text:p text:style-name="P2"><text:s/>Blue type 1 copper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7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20</text:p>
          </table:table-cell>
          <table:table-cell table:style-name="Tabla1.B2" office:value-type="string">
            <text:p text:style-name="P2"><text:s/>LPPG:FO 2-phospho-L-lactate transferase CofD/UPF005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B2" office:value-type="string">
            <text:p text:style-name="P2"><text:s/>GTP-binding protein TrmE/Glycine cleavage system T protein, domain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B2" office:value-type="string">
            <text:p text:style-name="P2"><text:s/>Protein of unknown function DUF833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30</text:p>
          </table:table-cell>
          <table:table-cell table:style-name="Tabla1.B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4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8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4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8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9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B2" office:value-type="string">
            <text:p text:style-name="P2"><text:s/>Bacterial surface protein 26-residue repea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0:34.591314208</meta:creation-date>
    <dc:date>2023-11-01T14:45:46.085213707</dc:date>
    <meta:editing-duration>PT5M13S</meta:editing-duration>
    <meta:editing-cycles>1</meta:editing-cycles>
    <meta:document-statistic meta:table-count="1" meta:image-count="0" meta:object-count="0" meta:page-count="11" meta:paragraph-count="705" meta:word-count="1553" meta:character-count="15666" meta:non-whitespace-character-count="14454"/>
    <meta:generator>LibreOffice/7.6.2.1$Linux_X86_64 LibreOffice_project/60$Build-1</meta:generator>
  </office:meta>
</office:document-meta>
</file>